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ResourceBundle.DefaultsResourceBundle( String defaultTitle , String defaultShortTitle , String defaultKey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nguageImpl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Impl.getShor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Impl.handleGetObje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Impl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Impl.toString( final int ind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sourceBundleImpl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Impl.LanguageImpl( Locale locale , ResourceBundle bundle , String defaultTitle , String defaultShortTitle , String defaultKey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BundleImpl.importData( Resource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nguageImpl.getResource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Impl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Impl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Impl.getKeyw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Impl.ResourceBundleImpl( ResourceBundle bundle , ResourceBundle defa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nguageImpl.toList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nguageImpl.setKeywords( Collection key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nguageImpl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ResourceBundle.get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Impl.setShortTitle( String short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